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z-fixed" svg:font-family="moz-fixed"/>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6473"/>
    </style:style>
    <style:style style:name="P2" style:family="paragraph" style:parent-style-name="Text_20_body">
      <style:text-properties officeooo:paragraph-rsid="0001f430"/>
    </style:style>
    <style:style style:name="P3" style:family="paragraph" style:parent-style-name="Text_20_body">
      <style:text-properties officeooo:rsid="0003990b" officeooo:paragraph-rsid="0003990b"/>
    </style:style>
    <style:style style:name="P4" style:family="paragraph" style:parent-style-name="Text_20_body">
      <style:text-properties style:font-name="moz-fixed" fo:font-size="8.55000019073486pt" fo:language="en" fo:country="GB"/>
    </style:style>
    <style:style style:name="P5" style:family="paragraph" style:parent-style-name="Text_20_body">
      <style:text-properties fo:font-style="italic" officeooo:rsid="00083ab0" officeooo:paragraph-rsid="00083ab0" style:font-style-asian="italic" style:font-style-complex="italic"/>
    </style:style>
    <style:style style:name="P6" style:family="paragraph" style:parent-style-name="Text_20_body">
      <style:text-properties fo:font-style="normal" officeooo:rsid="00083ab0" officeooo:paragraph-rsid="00083ab0" style:font-style-asian="normal" style:font-style-complex="normal"/>
    </style:style>
    <style:style style:name="P7" style:family="paragraph" style:parent-style-name="Text_20_body">
      <style:text-properties fo:font-style="italic" officeooo:rsid="00083ab0" officeooo:paragraph-rsid="000ba932" style:font-style-asian="italic" style:font-style-complex="italic"/>
    </style:style>
    <style:style style:name="P8" style:family="paragraph" style:parent-style-name="Text_20_body">
      <style:text-properties fo:font-style="italic" officeooo:rsid="00083ab0" officeooo:paragraph-rsid="000eb2c2" style:font-style-asian="italic" style:font-style-complex="italic"/>
    </style:style>
    <style:style style:name="P9" style:family="paragraph" style:parent-style-name="Text_20_body">
      <style:text-properties officeooo:paragraph-rsid="000ba932"/>
    </style:style>
    <style:style style:name="P10" style:family="paragraph" style:parent-style-name="Text_20_body">
      <style:text-properties fo:font-style="normal" officeooo:rsid="00083ab0" officeooo:paragraph-rsid="000ba932" style:font-style-asian="normal" style:font-style-complex="normal"/>
    </style:style>
    <style:style style:name="P11" style:family="paragraph" style:parent-style-name="Heading_20_2">
      <style:text-properties officeooo:rsid="0004ec65" officeooo:paragraph-rsid="0004ec65"/>
    </style:style>
    <style:style style:name="P12" style:family="paragraph" style:parent-style-name="Heading_20_2">
      <style:text-properties officeooo:paragraph-rsid="0004ec65"/>
    </style:style>
    <style:style style:name="P13" style:family="paragraph" style:parent-style-name="Heading_20_2">
      <style:text-properties officeooo:rsid="000ba932"/>
    </style:style>
    <style:style style:name="P14" style:family="paragraph" style:parent-style-name="Heading_20_1">
      <style:paragraph-properties fo:break-before="page"/>
    </style:style>
    <style:style style:name="T1" style:family="text">
      <style:text-properties officeooo:rsid="00006473"/>
    </style:style>
    <style:style style:name="T2" style:family="text">
      <style:text-properties style:font-name="moz-fixed" fo:font-size="8.55000019073486pt" fo:language="en" fo:country="GB"/>
    </style:style>
    <style:style style:name="T3" style:family="text">
      <style:text-properties fo:font-size="8.55000019073486pt" fo:language="en" fo:country="GB"/>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2d8de"/>
    </style:style>
    <style:style style:name="T6" style:family="text">
      <style:text-properties officeooo:rsid="0003990b"/>
    </style:style>
    <style:style style:name="T7" style:family="text">
      <style:text-properties officeooo:rsid="000ba932"/>
    </style:style>
    <style:style style:name="T8" style:family="text">
      <style:text-properties officeooo:rsid="000eb2c2"/>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0 July 2018</text:h>
      <text:p text:style-name="Text_20_body">Hi Wilfrid,</text:p>
      <text:p text:style-name="Text_20_body">This is about Phase0 of the operation to pass on R code to you for testing.</text:p>
      <text:p text:style-name="P1">Content of batch Phase0:<text:line-break/><text:span text:style-name="T1">P</text:span>hase0 is probably the most boring, but relevant and tedious bit of all the R code. I have improved it over the last few days to make variable names more systematic, merged several pieces of R code to fit a general class of detector layouts, and introduced objects to keep them better grouped together to minimise errors. Phase0 contains everything that doesn’t yet need data about dead or otherwise damaged pixels, but deals with the layout of the three detectors available to me so far.</text:p>
      <text:p text:style-name="P1">The class of detector layouts we are covering are the ones complaned by a grid of modules (aka sub panels), potentially with gaps between them. I adjusted the R code to allow irregular spacing and module sizes, as long as we are still dealing with a grid. That means, within a row there can be modules of different widths, as long as those widths are consistent across columns. </text:p>
      <text:p text:style-name="P2">A corresponding condition in the other orientation.<text:line-break/>The examples for detectors we have so far are:<text:line-break/>- <text:span text:style-name="Source_20_Text">Perkin Elmer</text:span> (obtained via WMG) <text:line-break/>- <text:span text:style-name="Source_20_Text">Pilatus</text:span> obtained via Diamond)<text:line-break/>- <text:span text:style-name="Source_20_Text">Excalibur</text:span> (obtained via Diamond)</text:p>
      <text:p text:style-name="Text_20_body">In addition to real world detectors I have now also created and included also a few hypothetical examples for test purposes:<text:line-break/>- regular grid without gaps<text:line-break/>- regular grid with gaps<text:line-break/>- irregular grid without gaps<text:line-break/>- irregular grid with gaps</text:p>
      <text:p text:style-name="Text_20_body">The purpose of Phase0 is to read in all the layout parameters, make objects from them, visualise the layout, create matrices related to pixel dependent layout information that can serves as covariates in logistic regression and visualise these, too (just for <text:s/>checking rather than of much other value). The starting point is the <text:span text:style-name="Source_20_Text">Readme</text:span> directory:</text:p>
      <text:p text:style-name="Preformatted_20_Text"/>
      <text:p text:style-name="Preformatted_20_Text"><text:a xlink:type="simple" xlink:href="https://www.dropbox.com/sh/4f697j8w5vvu7pc/AAABSMbca1E4TS2Fg6GUuZgDa?dl=0" text:style-name="Internet_20_link" text:visited-style-name="Visited_20_Internet_20_Link">https://www.dropbox.com/sh/4f697j8w5vvu7pc/AAABSMbca1E4TS2Fg6GUuZgDa?dl=0</text:a></text:p>
      <text:p text:style-name="Preformatted_20_Text"/>
      <text:p text:style-name="Text_20_body">My favorite file there is the graphical representation I made for the variables used:<text:line-break/><text:span text:style-name="Source_20_Text">layoutParameterDrawing.pdf</text:span><text:line-break/>An overview of the R code files with information about content and order is here:<text:line-break/><text:span text:style-name="Source_20_Text">directory_Rcode_phase0.pdf</text:span></text:p>
      <text:p text:style-name="Text_20_body">There are three short R code files, each with little instructions at the very beginning. They have sections with titles in CAPITAL letters that are referred to at the top of each file. <text:line-break/><text:a xlink:type="simple" xlink:href="https://www.dropbox.com/sh/pb6p71x1hu5kxk6/AACqXE5JdAMljBwBG1bPBBeAa?dl=0" text:style-name="Internet_20_link" text:visited-style-name="Visited_20_Internet_20_Link">https://www.dropbox.com/sh/pb6p71x1hu5kxk6/AACqXE5JdAMljBwBG1bPBBeAa?dl=0</text:a></text:p>
      <text:p text:style-name="Preformatted_20_Text"/>
      <text:p text:style-name="Text_20_body"><text:soft-page-break/>Normally, you can just run each as whole thing, but before that you need to make one adjustment: <text:span text:style-name="T4">for output directory for plots you will need to specify something on your own machine.</text:span> You can compare the outputs you obtains with the plots stored in the output directories.</text:p>
      <text:p text:style-name="Text_20_body">In the R code file you run first, you don’t run it all, because you need to select one of the examples; all explained at the top of the files.</text:p>
      <text:p text:style-name="Text_20_body">To summarise the above links, all the folders mentioned so far are stored together in one directory. So you only really need this link:</text:p>
      <text:p text:style-name="Preformatted_20_Text"><text:a xlink:type="simple" xlink:href="https://www.dropbox.com/sh/05xmco0jqo4znbk/AAC1j_q-mgOxLngAJphbg0_Ra?dl=0" text:style-name="Internet_20_link" text:visited-style-name="Visited_20_Internet_20_Link">https://www.dropbox.com/sh/05xmco0jqo4znbk/AAC1j_q-mgOxLngAJphbg0_Ra?dl=0</text:a></text:p>
      <text:p text:style-name="Preformatted_20_Text"/>
      <text:p text:style-name="Text_20_body">Bonne chance à tout le monde!</text:p>
      <text:p text:style-name="Text_20_body">Julia</text:p>
      <text:h text:style-name="Heading_20_2" text:outline-level="2">16 July 2018</text:h>
      <text:p text:style-name="Text_20_body">Hi Wilfrid,</text:p>
      <text:p text:style-name="Text_20_body">I promised to share the next chunk of code with you by today. I’ve been testrunning the R-code on two types of detectors:<text:line-break/>- P<text:span text:style-name="Source_20_Text">erkin Elmer</text:span> (from WMG): 6 acquisitions of “bad pixel maps”.</text:p>
      <text:p text:style-name="P4">They are composed of two rows of 16 subpanels each; in the code they are called modules. The first two dates are full size, the second two dates are cropped (-200 pixels top and bottom), and the last two dates (after refurbishment) are again full size.</text:p>
      <text:p text:style-name="Text_20_body">- <text:span text:style-name="Source_20_Text">Pilatus</text:span> (obtained from Diamond): 1 acquision of dead pixel mask.</text:p>
      <text:p text:style-name="Text_20_body"><text:s text:c="2"/><text:span text:style-name="T2">This detector is composed of 5 rows of 12 modules each. </text:span><text:s text:c="2"/><text:span text:style-name="T2">Between these there are gaps of a small number of pixels each.</text:span></text:p>
      <text:p text:style-name="Text_20_body">It runs, more or less, for all these (except for some issues with <text:span text:style-name="Source_20_Text">nnorient()</text:span> from <text:span text:style-name="Source_20_Text">spatstat</text:span>, which is all explained comments in the relevant files. I am still test running and creating sample outputs for some of the Perkin Elmer files and will let you know when that is complete. The test run of the Pilatus data is already complete. So it may be best to start with that one.</text:p>
      <text:p text:style-name="Text_20_body"><text:span text:style-name="T1">P</text:span>hase 1 builds on Phase 0 code. </text:p>
      <text:p text:style-name="Text_20_body">Workflows, directories, input, output etc is explained that the beginning of the files with R code it in. This information is also contained in the directories giving an overview of all the R code files contained in the Readme folders. I recommend having a look at these first.</text:p>
      <text:p text:style-name="Text_20_body">Here is the link to Phase 0 again (same content from when I sent it to you last week, except Perkin Elmer Layout comes in two forms now, full and cropped):<text:line-break/><text:a xlink:type="simple" xlink:href="https://www.dropbox.com/sh/05xmco0jqo4znbk/AAC1j_q-mgOxLngAJphbg0_Ra?dl=0" text:style-name="Internet_20_link" text:visited-style-name="Visited_20_Internet_20_Link"><text:span text:style-name="T2">https://www.dropbox.com/sh/05xmco0jqo4znbk/AAC1j_q-mgOxLngAJphbg0_Ra?dl=0</text:span></text:a></text:p>
      <text:p text:style-name="Preformatted_20_Text"/>
      <text:p text:style-name="Text_20_body">Here is the link to Phase 1:<text:line-break/><text:a xlink:type="simple" xlink:href="https://www.dropbox.com/sh/j4d9isarnqv8lj5/AACHyGswTTiB5nbePY9nRZEJa?dl=0" text:style-name="Internet_20_link" text:visited-style-name="Visited_20_Internet_20_Link"><text:span text:style-name="T2">https://www.dropbox.com/sh/j4d9isarnqv8lj5/AACHyGswTTiB5nbePY9nRZEJa?dl=0</text:span></text:a></text:p>
      <text:p text:style-name="Preformatted_20_Text"/>
      <text:p text:style-name="P1">Each leads to three directories: <text:line-break/><text:span text:style-name="Source_20_Text"><text:span text:style-name="T3">Output_phaseN<text:line-break/>Rcode_phaseN<text:line-break/>Readme</text:span></text:span><text:span text:style-name="T2"><text:line-break/></text:span><text:soft-page-break/>In the case of Phase1 there is also a folder with dead pixel data called <text:span text:style-name="Source_20_Text">Data</text:span>. <text:line-break/>In the hope of getting rid of some errors (occuring with <text:span text:style-name="Source_20_Text">nnorient()</text:span> in <text:span text:style-name="Source_20_Text">spatstat</text:span>), I updated a couple of days ago to the newest R version on CRAN. The code worked under the old version and should still do so. In case you have on older version, this may be good to know. The upgrade didn’t <text:span text:style-name="T5">have </text:span>the problems with <text:span text:style-name="Source_20_Text">nnorient()</text:span>, but it’s still good to know that the code works under the R version, too.</text:p>
      <text:p text:style-name="Text_20_body">Despite all attempts to avoid there may be issues with someone else running this code, there probably will be. Please email or call in case of any such emergency.</text:p>
      <text:p text:style-name="Text_20_body">With best wishes,</text:p>
      <text:p text:style-name="Text_20_body">Juli<text:span text:style-name="T1">a</text:span></text:p>
      <text:h text:style-name="P11" text:outline-level="2">17 July 2018</text:h>
      <text:p text:style-name="Text_20_body">Hi Wilfrid, </text:p>
      <text:p text:style-name="Text_20_body">A quick update on my R-code testing: The reason why the testing of the Perkin Elmer data is so slow is that the layout information is rather chaotic. I am right now down to zooming in a verifying them by counting(!) first pixel by pixel and then in batches, with the help of post-it notes. It’s okay and the most efficient way of getting this done for now, but does feel a bit like being part of some comedy about what statisticians do, counting beans!<text:line-break/>I will make a note that this sort of thing could be automised (finding image software) to verify what users put in using DetectorChecker. I would hope that this is something the software engineer (RSE(?)) could tackle.<text:line-break/>Another thing for the RSE would be to tackle things like reading various file types. For example, I am currently doing this in a pedestrian way for .xml files (Perkin Elmer). And the R-package I used for again another detector type (Excalibur) does not yet exist under the newest R update. There may be alternative ways to do it and again, I’d hope this could be something the RSE could tackle. Again, I’ll make a note, but happy to hear any comments you may have on that in terms of which tasks are appropriate to delegate. (For example, I will not ask him to count pixels on screens.)</text:p>
      <text:p text:style-name="Text_20_body">Best wishes,</text:p>
      <text:p text:style-name="Text_20_body">Julia</text:p>
      <text:h text:style-name="P12" text:outline-level="2">18 July 2018 <text:span text:style-name="T6">(first)</text:span></text:h>
      <text:p text:style-name="P3">Hi Wilfrid,</text:p>
      <text:p text:style-name="P3">It’s now running fine for all the Perkin Elmer files. There were actually three different layouts in the end the appeared in the 6 files; 2 used for each of them, all very logical - in retrospect. But being cautious, I tested it again for the Pilatus, and there’s now a little hickup that somehow sneaked in while fixing &amp; testing it for Perkin Elmer. So back to debugging for that one! I hope I’ll be able to send an update tomorrow morning with both detector types running…</text:p>
      <text:p text:style-name="P3">Best wishes</text:p>
      <text:p text:style-name="P3">Julia</text:p>
      <text:h text:style-name="Heading_20_2" text:outline-level="2"><text:soft-page-break/>18 July 2018 (second)</text:h>
      <text:p text:style-name="P3">Hi Wilfrid,</text:p>
      <text:p text:style-name="P3">it now runs for all of the test data from both Perkin Elmer and Pilatus. The usual silly errors, but mostly I needed to eat something before I could realistically fix them. Very much hope this will all work for you without too many hickups… <text:s/></text:p>
      <text:p text:style-name="P3">Important to follow all the guidance (Readme) and to adjust the directory names to your computer.</text:p>
      <text:p text:style-name="P3">I made a lot of it more systematic than it used to be, but it still is in process… and the nnorient() stuff is not fixed. Maybe the RSE can find out from the package developers, in case it can’t get fixed. </text:p>
      <text:p text:style-name="P3">I also gave the code to my MSc student to test (and to use as base for some stuff I am giving him to work on). This will provide an additional opportunity for us to detect remaining errors. </text:p>
      <text:p text:style-name="P3">I will meet some friends in a pub now and forget about dead pixels for a few hours!</text:p>
      <text:p text:style-name="P3">Best wishes</text:p>
      <text:p text:style-name="P3">Julia</text:p>
      <text:h text:style-name="P13" text:outline-level="2"/>
      <text:h text:style-name="P14" text:outline-level="1">WSK notes <text:span text:style-name="T7">of 24/7/2018</text:span></text:h>
      <text:h text:style-name="Heading_20_2" text:outline-level="2">phase0_LayoutExamples</text:h>
      <text:p text:style-name="Text_20_body">Examples of detector layout</text:p>
      <text:p text:style-name="Text_20_body">INPUT</text:p>
      <text:p text:style-name="Text_20_body">Currently as part of R-code:</text:p>
      <text:p text:style-name="Text_20_body">- Real world examples: Excalibur, Perkin-Elmer, Pilatus</text:p>
      <text:p text:style-name="Text_20_body">- 4 (hypothetical) sample detector set ups</text:p>
      <text:p text:style-name="Text_20_body">OUTPUT</text:p>
      <text:p text:style-name="Text_20_body">- Layout object</text:p>
      <text:p text:style-name="P5"><text:span text:style-name="T7">Can</text:span> choose Layout parametrically</text:p>
      <text:h text:style-name="Heading_20_2" text:outline-level="2">phase0_LayoutVisualisation</text:h>
      <text:p text:style-name="Text_20_body">Plot showing modules and gaps of detector layout</text:p>
      <text:p text:style-name="Text_20_body">INPUT:</text:p>
      <text:p text:style-name="Text_20_body">- Layout object</text:p>
      <text:p text:style-name="Text_20_body">OUTPUT</text:p>
      <text:p text:style-name="P9">- Plot visualising layout</text:p>
      <text:p text:style-name="P7"><text:span text:style-name="T7">L</text:span>ocalize<text:span text:style-name="T7">d</text:span> path specifications</text:p>
      <text:h text:style-name="Heading_20_1" text:outline-level="1">phase0_LayoutPixel</text:h>
      <text:p text:style-name="P6">phase0_LayoutPixel.R:</text:p>
      <text:p text:style-name="P6">Calculations of pixel specific layout information stored in matrices</text:p>
      <text:p text:style-name="P6">INPUT:</text:p>
      <text:p text:style-name="P6">- Layout object</text:p>
      <text:p text:style-name="P6">OUTPUT:</text:p>
      <text:p text:style-name="P6">- LayoutPixel object</text:p>
      <text:p text:style-name="P10">- Plots visualising layout depending pixels functions</text:p>
      <text:p text:style-name="P7"><text:span text:style-name="T7">L</text:span>ocalize<text:span text:style-name="T7">d</text:span> path specifications</text:p>
      <text:h text:style-name="Heading_20_1" text:outline-level="1"><text:soft-page-break/>phase1_PixelReading</text:h>
      <text:p text:style-name="P10">Reads raw data about damaged pixels from a variety of formats to define mask of dead pixels (Tbin)</text:p>
      <text:p text:style-name="P10">and coordinates of dead pixels (coo.dead) and check if they are consistent with the given Layout (i.e. inside the detector and inside the modules)</text:p>
      <text:p text:style-name="P10">WORKFLOW: Assumes already run</text:p>
      <text:p text:style-name="P10">- phase0_Layout.R</text:p>
      <text:p text:style-name="P10">INPUT: Layout (object), raw data (currently works for Pilatus (dead pixel mask as tif), To Do: other formats)</text:p>
      <text:p text:style-name="P10">OUTPUT: coo.dead (matrix)</text:p>
      <text:p text:style-name="P10">GLOBAL FUNCTIONS: inconsistency.dead.layout()</text:p>
      <text:p text:style-name="P8">This now (more-or-less) processes without error. I refactored auxilia<text:span text:style-name="T8">ry functions from phase0_LayoutPixel_test.R into <text:s/>phase0_LayoutPixel_test_</text:span>auxilia<text:span text:style-name="T8">ry .R to avoid the cost of continually producing images! I also added selection of Layouts at appropriate points.</text:span></text:p>
      <text:h text:style-name="Heading_20_1" text:outline-level="1">phase1_LogRegression.R</text:h>
      <text:p text:style-name="P8"><text:span text:style-name="T9">Fits logistic regression models with a variety of factors.</text:span></text:p>
      <text:p text:style-name="P8"><text:span text:style-name="T9">WORKFLOW: Assumes already run</text:span></text:p>
      <text:p text:style-name="P8"><text:span text:style-name="T9">- phase0_LayoutPixel.R</text:span></text:p>
      <text:p text:style-name="P8"><text:span text:style-name="T9">- phase1_PixelReading.R, including consistency checks there</text:span></text:p>
      <text:p text:style-name="P8"><text:span text:style-name="T9">INPUT:</text:span></text:p>
      <text:p text:style-name="P8"><text:span text:style-name="T9">- Tbin (dead pixel mask built in phase1_ReadingPixels),</text:span></text:p>
      <text:p text:style-name="P8"><text:span text:style-name="T9">- LayoutPixel (object built in Phase0 for suitable detector type)</text:span></text:p>
      <text:p text:style-name="P8"><text:span text:style-name="T9">OUTPUT:</text:span></text:p>
      <text:p text:style-name="P8"><text:span text:style-name="T9">- text file "modelResults_....txt" with summary(model) for a variety of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z-fixed" svg:font-family="moz-fixed"/>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Linux_X86_64 LibreOffice_project/00m0$Build-2</meta:generator>
    <dc:date>2018-07-24T14:35:39.022620789</dc:date>
    <meta:editing-duration>PT2H19M</meta:editing-duration>
    <meta:editing-cycles>15</meta:editing-cycles>
    <meta:document-statistic meta:table-count="0" meta:image-count="0" meta:object-count="0" meta:page-count="6" meta:paragraph-count="96" meta:word-count="1647" meta:character-count="9851" meta:non-whitespace-character-count="8283"/>
  </office:meta>
</office:document-meta>
</file>